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loext:opacity="100%" style:font-name="Ubuntu" fo:font-size="88pt" style:font-size-asian="88pt" style:font-size-complex="88pt"/>
    </style:style>
    <style:style style:name="T1" style:family="text">
      <style:text-properties fo:color="#ffffff" loext:opacity="100%" style:font-name="Ubuntu" fo:font-size="88pt" style:font-size-asian="88pt" style:font-size-complex="8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0" draw:fill-color="#000000" draw:textarea-horizontal-align="justify" draw:textarea-vertical-align="middle" draw:auto-grow-height="false" fo:min-height="9.41cm" fo:min-width="23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9.599cm" fo:min-width="23.2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8.728cm" svg:y="0cm" svg:width="10.867cm" svg:height="16.826cm" draw:z-index="1"><draw:image xlink:href="Pictures/100000010000016B000002329F0C3FA775BE278E.png" xlink:type="simple" xlink:show="embed" xlink:actuate="onLoad" draw:mime-type="image/png"/></draw:frame><draw:custom-shape text:anchor-type="paragraph" draw:z-index="0" draw:name="Forme1" draw:style-name="gr2" draw:text-style-name="P4" svg:width="26.604cm" svg:height="19.195cm" svg:x="-1.602cm" svg:y="16.02cm"><text:p text:style-name="P3"><text:span text:style-name="T1"><text:s text:c="3"/></text:span><text:span text:style-name="T1">Workshop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frame draw:style-name="fr1" draw:name="Image2" text:anchor-type="paragraph" svg:x="6.727cm" svg:y="0cm" svg:width="10.867cm" svg:height="16.826cm" draw:z-index="3"><draw:image xlink:href="Pictures/100000010000016B000002329F0C3FA775BE278E.png" xlink:type="simple" xlink:show="embed" xlink:actuate="onLoad" draw:mime-type="image/png"/></draw:frame><draw:custom-shape text:anchor-type="paragraph" draw:z-index="2" draw:name="Forme2" draw:style-name="gr1" draw:text-style-name="P2" svg:width="26.761cm" svg:height="18.82cm" svg:x="0.437cm" svg:y="16.196cm"><text:p><text:span text:style-name="T1"><text:s text:c="5"/></text:span><text:span text:style-name="T1">Workshop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2-06-22T13:14:52.715173717</dc:date>
    <meta:editing-duration>PT15M47S</meta:editing-duration>
    <meta:editing-cycles>9</meta:editing-cycles>
    <meta:generator>LibreOffice/7.3.3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